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3.123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766cm" fo:min-width="2.294cm"/>
    </style:style>
    <style:style style:name="gr7" style:family="graphic" style:parent-style-name="standard">
      <style:graphic-properties draw:fill-color="#00ff66"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528cm" fo:min-width="2.294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0.766cm" fo:min-width="2.294cm"/>
    </style:style>
    <style:style style:name="gr11" style:family="graphic" style:parent-style-name="standard">
      <style:graphic-properties draw:fill-color="#ff6666" draw:textarea-horizontal-align="justify" draw:textarea-vertical-align="middle" draw:auto-grow-height="false" fo:min-height="2.036cm" fo:min-width="2.82cm"/>
    </style:style>
    <style:style style:name="gr12" style:family="graphic" style:parent-style-name="standard">
      <style:graphic-properties draw:fill-color="#66ffff" draw:textarea-horizontal-align="justify" draw:textarea-vertical-align="middle" draw:auto-grow-height="false" fo:min-height="0.766cm" fo:min-width="2.294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0.766cm" fo:min-width="2.294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ff33ff" draw:textarea-horizontal-align="justify" draw:textarea-vertical-align="middle" draw:auto-grow-height="false" fo:min-height="1.228cm" fo:min-width="2.79cm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2.036cm" fo:min-width="2.725cm"/>
    </style:style>
    <style:style style:name="gr18" style:family="graphic" style:parent-style-name="standard">
      <style:graphic-properties draw:fill-color="#579835" draw:textarea-horizontal-align="justify" draw:textarea-vertical-align="middle" draw:auto-grow-height="false" fo:min-height="0.766cm" fo:min-width="2.294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347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2.515cm"/>
    </style:style>
    <style:style style:name="gr21" style:family="graphic" style:parent-style-name="standard">
      <style:graphic-properties draw:fill-color="#66ffff" draw:textarea-horizontal-align="justify" draw:textarea-vertical-align="middle" draw:auto-grow-height="false" fo:min-height="0.766cm" fo:min-width="2.839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766cm" fo:min-width="3.348cm"/>
    </style:style>
    <style:style style:name="gr23" style:family="graphic" style:parent-style-name="standard">
      <style:graphic-properties draw:fill-color="#d4711a" draw:textarea-horizontal-align="justify" draw:textarea-vertical-align="middle" draw:auto-grow-height="false" fo:min-height="0.766cm" fo:min-width="2.294cm"/>
    </style:style>
    <style:style style:name="gr24" style:family="graphic" style:parent-style-name="standard">
      <style:graphic-properties draw:fill-color="#fdb94d" draw:textarea-horizontal-align="justify" draw:textarea-vertical-align="middle" draw:auto-grow-height="false" fo:min-height="0.766cm" fo:min-width="2.294cm"/>
    </style:style>
    <style:style style:name="gr25" style:family="graphic" style:parent-style-name="standard">
      <style:graphic-properties draw:fill-color="#fdb94d" draw:textarea-horizontal-align="justify" draw:textarea-vertical-align="middle" draw:auto-grow-height="false" fo:min-height="0.766cm" fo:min-width="2.548cm"/>
    </style:style>
    <style:style style:name="gr26" style:family="graphic" style:parent-style-name="standard">
      <style:graphic-properties draw:fill-color="#fdc578" draw:textarea-horizontal-align="justify" draw:textarea-vertical-align="middle" draw:auto-grow-height="false" fo:min-height="0.766cm" fo:min-width="2.294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766cm" fo:min-width="2.515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66cm" fo:min-width="1.786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66cm" fo:min-width="1.593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66cm" fo:min-width="4.492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4b1f6f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00cc33"/>
      <style:paragraph-properties fo:text-align="center"/>
      <style:text-properties style:text-underline-style="none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ff6666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99ffff"/>
      <style:paragraph-properties fo:text-align="center"/>
    </style:style>
    <style:style style:name="P13" style:family="paragraph">
      <loext:graphic-properties draw:fill-color="#ff33ff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579835"/>
      <style:paragraph-properties fo:text-align="center"/>
    </style:style>
    <style:style style:name="P16" style:family="paragraph">
      <loext:graphic-properties draw:fill-color="#d4711a"/>
      <style:paragraph-properties fo:text-align="center"/>
    </style:style>
    <style:style style:name="P17" style:family="paragraph">
      <loext:graphic-properties draw:fill-color="#fdb94d"/>
      <style:paragraph-properties fo:text-align="center"/>
    </style:style>
    <style:style style:name="P18" style:family="paragraph">
      <loext:graphic-properties draw:fill-color="#fdc578"/>
      <style:paragraph-properties fo:text-align="center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-color="#dddddd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44" draw:id="id4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https://github.com/ohanoch/cgv_game</text:p>
            <text:p><text:line-break/></text:p>
          </draw:text-box>
        </draw:frame>
        <anim:par presentation:node-type="timing-root">
          <anim:par smil:begin="id44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45" draw:id="id4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always move forward on the z axis and will be able to strafe left, right, up and down</text:span></text:p>
              </text:list-item>
            </text:list>
          </draw:text-box>
        </draw:frame>
        <anim:par presentation:node-type="timing-root">
          <anim:par smil:begin="id45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46" draw:id="id4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47" draw:id="id47">
        <office:forms form:automatic-focus="false" form:apply-design-mode="false"/>
        <draw:frame presentation:style-name="pr4" draw:layer="layout" svg:width="25.199cm" svg:height="2.629cm" svg:x="1.4cm" svg:y="-0.372cm" presentation:class="title" presentation:user-transformed="true">
          <draw:text-box>
            <text:p>Scene Graph</text:p>
          </draw:text-box>
        </draw:frame>
        <draw:custom-shape draw:style-name="gr2" draw:text-style-name="P4" xml:id="id1" draw:id="id1" draw:layer="layout" svg:width="2.794cm" svg:height="1.016cm" svg:x="11.43cm" svg:y="2.032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623cm" svg:height="1.016cm" svg:x="0.202cm" svg:y="2.672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2.794cm" svg:height="1.016cm" svg:x="0.108cm" svg:y="4.798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4" draw:id="id4" draw:layer="layout" svg:width="2.794cm" svg:height="1.016cm" svg:x="3.064cm" svg:y="4.882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8" draw:id="id38" draw:layer="layout" svg:width="2.794cm" svg:height="1.016cm" svg:x="0.762cm" svg:y="8.89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6" draw:id="id6" draw:layer="layout" svg:width="2.794cm" svg:height="1.016cm" svg:x="0.254cm" svg:y="6.604cm">
          <text:p text:style-name="P3">ligh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13" draw:id="id13" draw:layer="layout" svg:width="2.794cm" svg:height="1.016cm" svg:x="3.81cm" svg:y="10.1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xml:id="id14" draw:id="id14" draw:layer="layout" svg:width="2.794cm" svg:height="1.016cm" svg:x="0.762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5" draw:id="id15" draw:layer="layout" svg:width="2.794cm" svg:height="1.778cm" svg:x="4.572cm" svg:y="12.3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10" draw:id="id10" draw:layer="layout" svg:width="2.794cm" svg:height="1.016cm" svg:x="13.424cm" svg:y="6.534cm">
          <text:p text:style-name="P3">power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11" draw:id="id11" draw:layer="layout" svg:width="2.794cm" svg:height="1.016cm" svg:x="12.408cm" svg:y="9.074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2" draw:id="id12" draw:layer="layout" svg:width="3.32cm" svg:height="2.286cm" svg:x="15.438cm" svg:y="8.82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8" draw:id="id8" draw:layer="layout" svg:width="2.794cm" svg:height="1.016cm" svg:x="15.964cm" svg:y="11.868cm">
          <text:p text:style-name="P3">obstacl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2" xml:id="id9" draw:id="id9" draw:layer="layout" svg:width="2.794cm" svg:height="1.016cm" svg:x="15.964cm" svg:y="13.646cm">
          <text:p text:style-name="P3">model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4" draw:text-style-name="P3" draw:layer="layout" svg:x1="11.43cm" svg:y1="2.54cm" svg:x2="3.702cm" svg:y2="0.973cm" draw:start-shape="id1" draw:start-glue-point="5" draw:end-shape="id2" draw:end-glue-point="4" svg:d="M11430 2540h-2902v-2068h-4826v501" svg:viewBox="0 0 7729 2069">
          <text:p/>
        </draw:connector>
        <draw:connector draw:style-name="gr14" draw:text-style-name="P3" draw:layer="layout" svg:x1="2.014cm" svg:y1="3.688cm" svg:x2="4.461cm" svg:y2="4.882cm" draw:start-shape="id3" draw:start-glue-point="6" draw:end-shape="id4" draw:end-glue-point="4" svg:d="M2014 3688v598h2447v596" svg:viewBox="0 0 2448 1195">
          <text:p/>
        </draw:connector>
        <draw:connector draw:style-name="gr14" draw:text-style-name="P3" draw:layer="layout" svg:x1="2.014cm" svg:y1="3.688cm" svg:x2="1.505cm" svg:y2="4.798cm" draw:start-shape="id3" draw:start-glue-point="6" draw:end-shape="id5" draw:end-glue-point="4" svg:d="M2014 3688v556h-509v554" svg:viewBox="0 0 510 1111">
          <text:p/>
        </draw:connector>
        <draw:connector draw:style-name="gr14" draw:text-style-name="P3" draw:layer="layout" draw:line-skew="1.303cm" svg:x1="12.827cm" svg:y1="3.048cm" svg:x2="1.651cm" svg:y2="6.604cm" draw:start-shape="id1" draw:start-glue-point="6" draw:end-shape="id6" svg:d="M12827 3048v3082h-11176v474" svg:viewBox="0 0 11177 3557">
          <text:p/>
        </draw:connector>
        <draw:connector draw:style-name="gr14" draw:text-style-name="P3" draw:layer="layout" draw:line-skew="1.523cm" svg:x1="19.555cm" svg:y1="8.404cm" svg:x2="17.361cm" svg:y2="11.868cm" draw:start-shape="id7" draw:start-glue-point="6" draw:end-shape="id8" draw:end-glue-point="4" svg:d="M19555 8404v3256h-2194v208" svg:viewBox="0 0 2195 3465">
          <text:p/>
        </draw:connector>
        <draw:connector draw:style-name="gr14" draw:text-style-name="P3" draw:layer="layout" svg:x1="17.361cm" svg:y1="12.884cm" svg:x2="17.361cm" svg:y2="13.646cm" draw:start-shape="id8" draw:start-glue-point="6" draw:end-shape="id9" draw:end-glue-point="4" svg:d="M17361 12884v762" svg:viewBox="0 0 1 763">
          <text:p/>
        </draw:connector>
        <draw:connector draw:style-name="gr14" draw:text-style-name="P3" draw:layer="layout" svg:x1="12.827cm" svg:y1="3.048cm" svg:x2="13.424cm" svg:y2="7.042cm" draw:start-shape="id1" draw:end-shape="id10" draw:end-glue-point="5" svg:d="M12827 3048v3994h597" svg:viewBox="0 0 598 3995">
          <text:p/>
        </draw:connector>
        <draw:connector draw:style-name="gr14" draw:text-style-name="P3" draw:layer="layout" svg:x1="14.821cm" svg:y1="7.55cm" svg:x2="13.805cm" svg:y2="9.074cm" draw:start-shape="id10" draw:start-glue-point="6" draw:end-shape="id11" draw:end-glue-point="4" svg:d="M14821 7550v763h-1016v761" svg:viewBox="0 0 1017 1525">
          <text:p/>
        </draw:connector>
        <draw:connector draw:style-name="gr14" draw:text-style-name="P3" draw:layer="layout" svg:x1="14.821cm" svg:y1="7.55cm" svg:x2="17.098cm" svg:y2="8.82cm" draw:start-shape="id10" draw:start-glue-point="6" draw:end-shape="id12" draw:end-glue-point="4" svg:d="M14821 7550v636h2277v634" svg:viewBox="0 0 2278 1271">
          <text:p/>
        </draw:connector>
        <draw:connector draw:style-name="gr14" draw:text-style-name="P3" draw:layer="layout" svg:x1="5.207cm" svg:y1="11.176cm" svg:x2="2.159cm" svg:y2="12.192cm" draw:start-shape="id13" draw:start-glue-point="6" draw:end-shape="id14" draw:end-glue-point="4" svg:d="M5207 11176v509h-3048v507" svg:viewBox="0 0 3049 1017">
          <text:p/>
        </draw:connector>
        <draw:connector draw:style-name="gr14" draw:text-style-name="P3" draw:layer="layout" svg:x1="5.207cm" svg:y1="11.176cm" svg:x2="5.969cm" svg:y2="12.376cm" draw:start-shape="id13" draw:start-glue-point="6" draw:end-shape="id15" draw:end-glue-point="4" svg:d="M5207 11176v601h762v599" svg:viewBox="0 0 763 1201">
          <text:p/>
        </draw:connector>
        <draw:custom-shape draw:style-name="gr15" draw:text-style-name="P13" xml:id="id16" draw:id="id16" draw:layer="layout" svg:width="3.29cm" svg:height="1.478cm" svg:x="8.818cm" svg:y="10.312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4" xml:id="id17" draw:id="id17" draw:layer="layout" svg:width="2.794cm" svg:height="1.016cm" svg:x="8.298cm" svg:y="12.85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4" xml:id="id18" draw:id="id18" draw:layer="layout" svg:width="3.225cm" svg:height="2.286cm" svg:x="11.685cm" svg:y="12.86cm">
          <text:p text:style-name="P3">Container:<text:line-break/>transparent</text:p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0.463cm" svg:y1="11.79cm" svg:x2="9.695cm" svg:y2="12.852cm" draw:start-shape="id16" draw:start-glue-point="6" draw:end-shape="id17" draw:end-glue-point="4" svg:d="M10463 11790v532h-768v530" svg:viewBox="0 0 769 1063">
          <text:p/>
        </draw:connector>
        <draw:connector draw:style-name="gr14" draw:text-style-name="P3" draw:layer="layout" svg:x1="10.463cm" svg:y1="11.79cm" svg:x2="13.298cm" svg:y2="12.86cm" draw:start-shape="id16" draw:start-glue-point="6" draw:end-shape="id18" draw:end-glue-point="4" svg:d="M10463 11790v536h2835v534" svg:viewBox="0 0 2836 1071">
          <text:p/>
        </draw:connector>
        <draw:connector draw:style-name="gr14" draw:text-style-name="P3" draw:layer="layout" draw:line-skew="1.557cm" svg:x1="12.827cm" svg:y1="3.048cm" svg:x2="10.463cm" svg:y2="10.312cm" draw:start-shape="id1" draw:start-glue-point="6" draw:end-shape="id16" draw:end-glue-point="4" svg:d="M12827 3048v5190h-2364v2074" svg:viewBox="0 0 2365 7265">
          <text:p/>
        </draw:connector>
        <draw:custom-shape draw:style-name="gr18" draw:text-style-name="P15" xml:id="id19" draw:id="id19" draw:layer="layout" svg:width="2.794cm" svg:height="1.016cm" svg:x="3.81cm" svg:y="7.366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draw:line-skew="1.43cm" svg:x1="12.827cm" svg:y1="3.048cm" svg:x2="5.207cm" svg:y2="7.366cm" draw:start-shape="id1" draw:start-glue-point="6" draw:end-shape="id19" svg:d="M12827 3048v3590h-7620v728" svg:viewBox="0 0 7621 4319">
          <text:p/>
        </draw:connector>
        <draw:connector draw:style-name="gr14" draw:text-style-name="P3" draw:layer="layout" svg:x1="5.207cm" svg:y1="8.382cm" svg:x2="2.159cm" svg:y2="8.89cm" draw:start-shape="id19" draw:start-glue-point="6" svg:d="M5207 8382v505h-3048v3" svg:viewBox="0 0 3049 509">
          <text:p/>
        </draw:connector>
        <draw:connector draw:style-name="gr14" draw:text-style-name="P3" draw:layer="layout" svg:x1="5.207cm" svg:y1="8.382cm" svg:x2="5.207cm" svg:y2="10.16cm" draw:start-shape="id19" draw:start-glue-point="6" draw:end-shape="id13" svg:d="M5207 8382v1778" svg:viewBox="0 0 1 1779">
          <text:p/>
        </draw:connector>
        <draw:custom-shape draw:style-name="gr19" draw:text-style-name="P3" xml:id="id2" draw:id="id2" draw:layer="layout" svg:width="3.847cm" svg:height="1.016cm" svg:x="1.778cm" svg:y="0.973cm">
          <text:p text:style-name="P3">Menu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3.702cm" svg:y1="1.989cm" svg:x2="2.014cm" svg:y2="2.672cm" draw:start-shape="id2" draw:start-glue-point="6" draw:end-shape="id3" draw:end-glue-point="4" svg:d="M3702 1989v342h-1688v341" svg:viewBox="0 0 1689 684">
          <text:p/>
        </draw:connector>
        <draw:custom-shape draw:style-name="gr20" draw:text-style-name="P3" xml:id="id20" draw:id="id20" draw:layer="layout" svg:width="3.015cm" svg:height="1.016cm" svg:x="4.534cm" svg:y="2.602cm">
          <text:p text:style-name="P3">butt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2" draw:id="id22" draw:layer="layout" svg:width="2.794cm" svg:height="1.016cm" svg:x="6.142cm" svg:y="4.826cm">
          <text:p text:style-name="P3">cube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4" draw:text-style-name="P3" xml:id="id21" draw:id="id21" draw:layer="layout" svg:width="2.794cm" svg:height="1.016cm" svg:x="7.882cm" svg:y="3.502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6.042cm" svg:y1="3.618cm" svg:x2="7.882cm" svg:y2="4.01cm" draw:start-shape="id20" draw:start-glue-point="6" draw:end-shape="id21" draw:end-glue-point="5" svg:d="M6042 3618v392h1840" svg:viewBox="0 0 1841 393">
          <text:p/>
        </draw:connector>
        <draw:connector draw:style-name="gr14" draw:text-style-name="P3" draw:layer="layout" draw:line-skew="0.349cm" svg:x1="6.042cm" svg:y1="3.618cm" svg:x2="7.539cm" svg:y2="4.826cm" draw:start-shape="id20" draw:start-glue-point="6" draw:end-shape="id22" draw:end-glue-point="4" svg:d="M6042 3618v954h1497v254" svg:viewBox="0 0 1498 1209">
          <text:p/>
        </draw:connector>
        <draw:connector draw:style-name="gr14" draw:text-style-name="P3" draw:layer="layout" svg:x1="3.702cm" svg:y1="1.989cm" svg:x2="6.042cm" svg:y2="2.602cm" draw:start-shape="id2" draw:start-glue-point="6" draw:end-shape="id20" draw:end-glue-point="4" svg:d="M3702 1989v307h2340v306" svg:viewBox="0 0 2341 614">
          <text:p/>
        </draw:connector>
        <draw:custom-shape draw:style-name="gr5" draw:text-style-name="P5" xml:id="id23" draw:id="id23" draw:layer="layout" svg:width="2.794cm" svg:height="1.016cm" svg:x="5.963cm" svg:y="8.891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6.604cm" svg:y1="7.874cm" svg:x2="7.36cm" svg:y2="8.891cm" draw:start-shape="id19" draw:start-glue-point="7" draw:end-shape="id23" draw:end-glue-point="4" svg:d="M6604 7874h756v1017" svg:viewBox="0 0 757 1018">
          <text:p/>
        </draw:connector>
        <draw:custom-shape draw:style-name="gr12" draw:text-style-name="P11" xml:id="id7" draw:id="id7" draw:layer="layout" svg:width="2.794cm" svg:height="1.016cm" svg:x="18.158cm" svg:y="7.388cm">
          <text:p text:style-name="P3">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24" draw:id="id24" draw:layer="layout" svg:width="2.794cm" svg:height="1.016cm" svg:x="19.266cm" svg:y="11.868cm">
          <text:p text:style-name="P3">flo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1" xml:id="id26" draw:id="id26" draw:layer="layout" svg:width="3.339cm" svg:height="1.016cm" svg:x="22.076cm" svg:y="8.912cm">
          <text:p text:style-name="P3">atmo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xml:id="id25" draw:id="id25" draw:layer="layout" svg:width="3.848cm" svg:height="1.016cm" svg:x="22.53cm" svg:y="11.868cm">
          <text:p text:style-name="P3">backgrou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draw:line-skew="1.523cm" svg:x1="19.555cm" svg:y1="8.404cm" svg:x2="20.663cm" svg:y2="11.868cm" draw:start-shape="id7" draw:start-glue-point="6" draw:end-shape="id24" draw:end-glue-point="4" svg:d="M19555 8404v3256h1108v208" svg:viewBox="0 0 1109 3465">
          <text:p/>
        </draw:connector>
        <draw:connector draw:style-name="gr14" draw:text-style-name="P3" draw:layer="layout" draw:line-skew="1.523cm" svg:x1="19.555cm" svg:y1="8.404cm" svg:x2="24.454cm" svg:y2="11.868cm" draw:start-shape="id7" draw:start-glue-point="6" draw:end-shape="id25" svg:d="M19555 8404v3256h4899v208" svg:viewBox="0 0 4900 3465">
          <text:p/>
        </draw:connector>
        <draw:connector draw:style-name="gr14" draw:text-style-name="P3" draw:layer="layout" svg:x1="19.555cm" svg:y1="8.404cm" svg:x2="23.745cm" svg:y2="8.912cm" draw:start-shape="id7" draw:start-glue-point="6" draw:end-shape="id26" draw:end-glue-point="4" svg:d="M19555 8404v502h1959v-495h2231v501" svg:viewBox="0 0 4191 509">
          <text:p/>
        </draw:connector>
        <draw:custom-shape draw:style-name="gr13" draw:text-style-name="P12" xml:id="id27" draw:id="id27" draw:layer="layout" svg:width="2.794cm" svg:height="1.016cm" svg:x="19.265cm" svg:y="13.647cm">
          <text:p text:style-name="P3">textu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2" xml:id="id28" draw:id="id28" draw:layer="layout" svg:width="2.794cm" svg:height="1.016cm" svg:x="23.065cm" svg:y="13.647cm">
          <text:p text:style-name="P3">textu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3" draw:text-style-name="P12" xml:id="id29" draw:id="id29" draw:layer="layout" svg:width="2.794cm" svg:height="1.016cm" svg:x="22.365cm" svg:y="10.247cm">
          <text:p text:style-name="P3">wirefram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4" draw:text-style-name="P3" draw:layer="layout" svg:x1="20.663cm" svg:y1="12.884cm" svg:x2="20.662cm" svg:y2="13.647cm" draw:start-shape="id24" draw:start-glue-point="6" draw:end-shape="id27" draw:end-glue-point="4" svg:d="M20663 12884v382h-1v381" svg:viewBox="0 0 2 764">
          <text:p/>
        </draw:connector>
        <draw:connector draw:style-name="gr14" draw:text-style-name="P3" draw:layer="layout" svg:x1="24.454cm" svg:y1="12.884cm" svg:x2="24.462cm" svg:y2="13.647cm" draw:start-shape="id25" draw:start-glue-point="6" draw:end-shape="id28" draw:end-glue-point="4" svg:d="M24454 12884v382h8v381" svg:viewBox="0 0 9 764">
          <text:p/>
        </draw:connector>
        <draw:connector draw:style-name="gr14" draw:text-style-name="P3" draw:layer="layout" svg:x1="23.745cm" svg:y1="9.928cm" svg:x2="23.762cm" svg:y2="10.247cm" draw:start-shape="id26" draw:start-glue-point="6" draw:end-shape="id29" draw:end-glue-point="4" svg:d="M23745 9928v160h17v159" svg:viewBox="0 0 18 320">
          <text:p/>
        </draw:connector>
        <draw:connector draw:style-name="gr14" draw:text-style-name="P3" draw:layer="layout" draw:line-skew="0.877cm" svg:x1="12.827cm" svg:y1="3.048cm" svg:x2="19.555cm" svg:y2="7.388cm" draw:start-shape="id1" draw:end-shape="id7" draw:end-glue-point="4" svg:d="M12827 3048v3048h6728v1292" svg:viewBox="0 0 6729 4341">
          <text:p/>
        </draw:connector>
        <draw:custom-shape draw:style-name="gr23" draw:text-style-name="P16" xml:id="id30" draw:id="id30" draw:layer="layout" svg:width="2.794cm" svg:height="1.016cm" svg:x="20.828cm" svg:y="0.508cm">
          <text:p text:style-name="P3">mini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33" draw:id="id33" draw:layer="layout" svg:width="2.794cm" svg:height="1.016cm" svg:x="18.642cm" svg:y="2.557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32" draw:id="id32" draw:layer="layout" svg:width="2.794cm" svg:height="1.016cm" svg:x="21.743cm" svg:y="2.558cm">
          <text:p text:style-name="P3">power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7" xml:id="id36" draw:id="id36" draw:layer="layout" svg:width="3.048cm" svg:height="1.016cm" svg:x="24.892cm" svg:y="2.558cm">
          <text:p text:style-name="P3">colle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31" draw:id="id31" draw:layer="layout" svg:width="2.794cm" svg:height="1.016cm" svg:x="24.743cm" svg:y="0.658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8" xml:id="id34" draw:id="id34" draw:layer="layout" svg:width="2.794cm" svg:height="1.016cm" svg:x="18.643cm" svg:y="3.758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8" xml:id="id35" draw:id="id35" draw:layer="layout" svg:width="2.794cm" svg:height="1.016cm" svg:x="21.744cm" svg:y="3.759cm">
          <text:p text:style-name="P3">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8" xml:id="id37" draw:id="id37" draw:layer="layout" svg:width="2.794cm" svg:height="1.016cm" svg:x="25.046cm" svg:y="3.759cm">
          <text:p text:style-name="P3">dode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3.622cm" svg:y1="1.016cm" svg:x2="24.743cm" svg:y2="1.166cm" draw:start-shape="id30" draw:start-glue-point="7" draw:end-shape="id31" draw:end-glue-point="5" svg:d="M23622 1016h561v150h560" svg:viewBox="0 0 1122 151">
          <text:p/>
        </draw:connector>
        <draw:connector draw:style-name="gr14" draw:text-style-name="P3" draw:layer="layout" svg:x1="22.225cm" svg:y1="1.524cm" svg:x2="23.14cm" svg:y2="2.558cm" draw:start-shape="id30" draw:start-glue-point="6" draw:end-shape="id32" draw:end-glue-point="4" svg:d="M22225 1524v518h915v516" svg:viewBox="0 0 916 1035">
          <text:p/>
        </draw:connector>
        <draw:connector draw:style-name="gr14" draw:text-style-name="P3" draw:layer="layout" svg:x1="22.225cm" svg:y1="1.524cm" svg:x2="20.039cm" svg:y2="2.557cm" draw:start-shape="id30" draw:start-glue-point="6" draw:end-shape="id33" draw:end-glue-point="4" svg:d="M22225 1524v517h-2186v516" svg:viewBox="0 0 2187 1034">
          <text:p/>
        </draw:connector>
        <draw:connector draw:style-name="gr14" draw:text-style-name="P3" draw:layer="layout" svg:x1="20.039cm" svg:y1="3.573cm" svg:x2="20.04cm" svg:y2="3.758cm" draw:start-shape="id33" draw:start-glue-point="6" draw:end-shape="id34" draw:end-glue-point="4" svg:d="M20039 3573v93h1v92" svg:viewBox="0 0 2 186">
          <text:p/>
        </draw:connector>
        <draw:connector draw:style-name="gr14" draw:text-style-name="P3" draw:layer="layout" svg:x1="23.14cm" svg:y1="3.574cm" svg:x2="23.141cm" svg:y2="3.759cm" draw:start-shape="id32" draw:start-glue-point="6" draw:end-shape="id35" draw:end-glue-point="4" svg:d="M23140 3574v93h1v92" svg:viewBox="0 0 2 186">
          <text:p/>
        </draw:connector>
        <draw:connector draw:style-name="gr14" draw:text-style-name="P3" draw:layer="layout" svg:x1="26.416cm" svg:y1="3.574cm" svg:x2="26.443cm" svg:y2="3.759cm" draw:start-shape="id36" draw:start-glue-point="6" draw:end-shape="id37" draw:end-glue-point="4" svg:d="M26416 3574v93h27v92" svg:viewBox="0 0 28 186">
          <text:p/>
        </draw:connector>
        <draw:connector draw:style-name="gr14" draw:text-style-name="P3" draw:layer="layout" svg:x1="22.225cm" svg:y1="1.524cm" svg:x2="26.416cm" svg:y2="2.558cm" draw:start-shape="id30" draw:start-glue-point="6" draw:end-shape="id36" draw:end-glue-point="4" svg:d="M22225 1524v518h4191v516" svg:viewBox="0 0 4192 1035">
          <text:p/>
        </draw:connector>
        <draw:custom-shape draw:style-name="gr7" draw:text-style-name="P8" xml:id="id39" draw:id="id39" draw:layer="layout" svg:width="2.794cm" svg:height="1.016cm" svg:x="0.563cm" svg:y="10.293cm">
          <text:p text:style-name="P3">f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.159cm" svg:y1="9.906cm" svg:x2="1.96cm" svg:y2="10.293cm" draw:start-shape="id38" draw:start-glue-point="6" draw:end-shape="id39" draw:end-glue-point="4" svg:d="M2159 9906v194h-199v193" svg:viewBox="0 0 200 388">
          <text:p/>
        </draw:connector>
        <draw:custom-shape draw:style-name="gr27" draw:text-style-name="P19" xml:id="id40" draw:id="id40" draw:layer="layout" svg:width="3.015cm" svg:height="1.016cm" svg:x="14.834cm" svg:y="2.032cm">
          <text:p text:style-name="P3">sculp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0" xml:id="id42" draw:id="id42" draw:layer="layout" svg:width="2.286cm" svg:height="1.016cm" svg:x="13.262cm" svg:y="3.633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0" xml:id="id41" draw:id="id41" draw:layer="layout" svg:width="2.093cm" svg:height="1.016cm" svg:x="16.133cm" svg:y="3.634cm">
          <text:p text:style-name="P3">te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4.224cm" svg:y1="2.54cm" svg:x2="14.834cm" svg:y2="2.54cm" draw:start-shape="id1" draw:start-glue-point="7" draw:end-shape="id40" draw:end-glue-point="5" svg:d="M14224 2540h610" svg:viewBox="0 0 611 1">
          <text:p/>
        </draw:connector>
        <draw:connector draw:style-name="gr14" draw:text-style-name="P3" draw:layer="layout" svg:x1="16.342cm" svg:y1="3.048cm" svg:x2="17.18cm" svg:y2="3.634cm" draw:start-shape="id40" draw:start-glue-point="6" draw:end-shape="id41" draw:end-glue-point="4" svg:d="M16342 3048v294h838v292" svg:viewBox="0 0 839 587">
          <text:p/>
        </draw:connector>
        <draw:connector draw:style-name="gr14" draw:text-style-name="P3" draw:layer="layout" svg:x1="16.342cm" svg:y1="3.048cm" svg:x2="14.405cm" svg:y2="3.633cm" draw:start-shape="id40" draw:start-glue-point="6" draw:end-shape="id42" draw:end-glue-point="4" svg:d="M16342 3048v293h-1937v292" svg:viewBox="0 0 1938 586">
          <text:p/>
        </draw:connector>
        <draw:custom-shape draw:style-name="gr30" draw:text-style-name="P20" xml:id="id43" draw:id="id43" draw:layer="layout" svg:width="4.992cm" svg:height="1.016cm" svg:x="13.363cm" svg:y="4.834cm">
          <text:p text:style-name="P3">cubemap 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draw:line-skew="-0.64cm" svg:x1="16.342cm" svg:y1="3.048cm" svg:x2="15.859cm" svg:y2="4.834cm" draw:start-shape="id40" draw:start-glue-point="6" draw:end-shape="id43" draw:end-glue-point="4" svg:d="M16342 3048v254h-483v1532" svg:viewBox="0 0 484 1787">
          <text:p/>
        </draw:connector>
        <anim:par presentation:node-type="timing-root">
          <anim:par smil:begin="id47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48" draw:id="id4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49" draw:id="id4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49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50" draw:id="id5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_alpha_’s imprisonment <text:span text:style-name="T1">_alpha_ and Walt Disney were lovers. When Walt discovered _alpha_ killed Bambi’s mother it was too much for him, he swore to never talk to _alpha_ again. </text:span></text:p>
                  </text:list-item>
                  <text:list-item>
                    <text:p><text:span text:style-name="T1">(Walt Disney was reincarnated as a centaurian after he was cryogenically 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2s" smil:type="zoom" smil:subtype="rotateIn">
              <anim:audio xlink:href="../../../../../opt/libreoffice6.0/share/gallery/sounds/hor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51" draw:id="id5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51.begin">
            <anim:transitionFilter smil:dur="2s" smil:type="miscShapeWipe" smil:subtype="horizontal">
              <anim:audio xlink:href="../../../../../opt/libreoffice6.0/share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5-12T14:44:58.550607029</dc:date>
    <meta:editing-duration>PT1H29M26S</meta:editing-duration>
    <meta:editing-cycles>23</meta:editing-cycles>
    <meta:generator>LibreOffice/6.0.1.1$Linux_X86_64 LibreOffice_project/60bfb1526849283ce2491346ed2aa51c465abfe6</meta:generator>
    <meta:document-statistic meta:object-count="136"/>
  </office:meta>
</office:document-meta>
</file>